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d4f4" officeooo:paragraph-rsid="0016d4f4"/>
    </style:style>
    <style:style style:name="P2" style:family="paragraph" style:parent-style-name="Standard" style:list-style-name="L1">
      <style:text-properties officeooo:rsid="0016d4f4" officeooo:paragraph-rsid="0016d4f4"/>
    </style:style>
    <style:style style:name="P3" style:family="paragraph" style:parent-style-name="Standard" style:list-style-name="L2">
      <style:text-properties officeooo:rsid="0016d4f4" officeooo:paragraph-rsid="0016d4f4"/>
    </style:style>
    <style:style style:name="P4" style:family="paragraph" style:parent-style-name="Standard">
      <style:text-properties officeooo:rsid="00186850" officeooo:paragraph-rsid="00186850"/>
    </style:style>
    <style:style style:name="P5" style:family="paragraph" style:parent-style-name="Standard" style:list-style-name="L3">
      <style:text-properties officeooo:rsid="00186850" officeooo:paragraph-rsid="00186850"/>
    </style:style>
    <style:style style:name="T1" style:family="text">
      <style:text-properties officeooo:rsid="0018685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alidades:</text:p>
      <text:list xml:id="list3667895786" text:style-name="L1">
        <text:list-item>
          <text:p text:style-name="P2">Criar Tarefas;</text:p>
        </text:list-item>
        <text:list-item>
          <text:p text:style-name="P2">Listar Tarefas;</text:p>
        </text:list-item>
        <text:list-item>
          <text:p text:style-name="P2">Filtrar Tarefas;</text:p>
        </text:list-item>
        <text:list-item>
          <text:p text:style-name="P2">Editar Tarefa já Criada;</text:p>
        </text:list-item>
        <text:list-item>
          <text:p text:style-name="P2">Excluir Tarefas.</text:p>
        </text:list-item>
      </text:list>
      <text:p text:style-name="P1"/>
      <text:p text:style-name="P1">Criar Tarefas:</text:p>
      <text:list xml:id="list337418852" text:style-name="L2">
        <text:list-item>
          <text:p text:style-name="P3">Um campo para a criação de uma nova tarefa.</text:p>
        </text:list-item>
      </text:list>
      <text:p text:style-name="P4"/>
      <text:p text:style-name="P4">Listar Tarefas:</text:p>
      <text:list xml:id="list3956182527" text:style-name="L3">
        <text:list-item>
          <text:p text:style-name="P5">Um campo para listar as tarefas</text:p>
        </text:list-item>
      </text:list>
      <text:p text:style-name="P4"/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1T20:40:05.929234216</dc:date>
    <meta:editing-duration>PT12H24M24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1" meta:word-count="39" meta:character-count="212" meta:non-whitespace-character-count="189"/>
  </office:meta>
</office:document-meta>
</file>